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361in"/>
    </style:style>
    <style:style style:name="co7" style:family="table-column">
      <style:table-column-properties fo:break-before="auto" style:column-width="0.2957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0.4154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playerID</text:p>
          </table:table-cell>
          <table:table-cell office:value-type="string" calcext:value-type="string">
            <text:p>yearID</text:p>
          </table:table-cell>
          <table:table-cell office:value-type="string" calcext:value-type="string">
            <text:p>stint</text:p>
          </table:table-cell>
          <table:table-cell office:value-type="string" calcext:value-type="string">
            <text:p>teamID</text:p>
          </table:table-cell>
          <table:table-cell office:value-type="string" calcext:value-type="string">
            <text:p>lgI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B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IBB</text:p>
          </table:table-cell>
          <table:table-cell office:value-type="string" calcext:value-type="string">
            <text:p>HBP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ID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se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botg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1" calcext:value-type="float">
            <text:p>3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msg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99" calcext:value-type="float">
            <text:p>99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uay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iken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51" calcext:value-type="float">
            <text:p>151</text:p>
          </table:table-cell>
          <table:table-cell office:value-type="float" office:value="543" calcext:value-type="float">
            <text:p>543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ng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xa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xa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ar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en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lenk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lenn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mon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monbi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to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er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16" calcext:value-type="float">
            <text:p>11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er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uj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ont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as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58" calcext:value-type="float">
            <text:p>158</text:p>
          </table:table-cell>
          <table:table-cell office:value-type="float" office:value="628" calcext:value-type="float">
            <text:p>628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st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royf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hby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16" calcext:value-type="float">
            <text:p>116</text:p>
          </table:table-cell>
          <table:table-cell office:value-type="float" office:value="352" calcext:value-type="float">
            <text:p>35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shfot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ssel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87" calcext:value-type="float">
            <text:p>87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erb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us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9" calcext:value-type="float">
            <text:p>3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lt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ile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yala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bco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ckm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csi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hns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ilo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17" calcext:value-type="float">
            <text:p>117</text:p>
          </table:table-cell>
          <table:table-cell office:value-type="float" office:value="347" calcext:value-type="float">
            <text:p>347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ineh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41" calcext:value-type="float">
            <text:p>141</text:p>
          </table:table-cell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ir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kerch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kerd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53" calcext:value-type="float">
            <text:p>153</text:p>
          </table:table-cell>
          <table:table-cell office:value-type="float" office:value="579" calcext:value-type="float">
            <text:p>579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ndos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nni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nnial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nnif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rke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rlo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rra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rri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rr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ss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umg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ylo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all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ard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att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ckw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lan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13" calcext:value-type="float">
            <text:p>113</text:p>
          </table:table-cell>
          <table:table-cell office:value-type="float" office:value="268" calcext:value-type="float">
            <text:p>26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ll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29" calcext:value-type="float">
            <text:p>129</text:p>
          </table:table-cell>
          <table:table-cell office:value-type="float" office:value="490" calcext:value-type="float">
            <text:p>490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ell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ench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ened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20" calcext:value-type="float">
            <text:p>120</text:p>
          </table:table-cell>
          <table:table-cell office:value-type="float" office:value="359" calcext:value-type="float">
            <text:p>359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eniq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ento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ren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ren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rgm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rna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82" calcext:value-type="float">
            <text:p>82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rr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93" calcext:value-type="float">
            <text:p>93</text:p>
          </table:table-cell>
          <table:table-cell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vack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vacku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ibby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iitt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27" calcext:value-type="float">
            <text:p>127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illi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illij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ird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lack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03" calcext:value-type="float">
            <text:p>103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lair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lair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lank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88" calcext:value-type="float">
            <text:p>88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luev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le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ocht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48" calcext:value-type="float">
            <text:p>148</text:p>
          </table:table-cell>
          <table:table-cell office:value-type="float" office:value="520" calcext:value-type="float">
            <text:p>520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ochy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ddi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oggs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it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omba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onds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nha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nneb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30" calcext:value-type="float">
            <text:p>130</text:p>
          </table:table-cell>
          <table:table-cell office:value-type="float" office:value="463" calcext:value-type="float">
            <text:p>463</text:p>
          </table:table-cell>
          <table:table-cell office:value-type="float" office:value="55" calcext:value-type="float">
            <text:p>55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onn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oon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rbo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rdi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rdl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orgmg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oset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slet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tti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urj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owa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47" calcext:value-type="float">
            <text:p>147</text:p>
          </table:table-cell>
          <table:table-cell office:value-type="float" office:value="540" calcext:value-type="float">
            <text:p>540</text:p>
          </table:table-cell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wens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radf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rant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raun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raunst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ein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rett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17" calcext:value-type="float">
            <text:p>117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rett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roha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rohaj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rookh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rook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51" calcext:value-type="float">
            <text:p>151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rouh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wnbo04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37" calcext:value-type="float">
            <text:p>137</text:p>
          </table:table-cell>
          <table:table-cell office:value-type="float" office:value="412" calcext:value-type="float">
            <text:p>412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russ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uckn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45" calcext:value-type="float">
            <text:p>145</text:p>
          </table:table-cell>
          <table:table-cell office:value-type="float" office:value="578" calcext:value-type="float">
            <text:p>578</text:p>
          </table:table-cell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umbr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60" calcext:value-type="float">
            <text:p>160</text:p>
          </table:table-cell>
          <table:table-cell office:value-type="float" office:value="645" calcext:value-type="float">
            <text:p>645</text:p>
          </table:table-cell>
          <table:table-cell office:value-type="float" office:value="118" calcext:value-type="float">
            <text:p>118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urgm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url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55" calcext:value-type="float">
            <text:p>155</text:p>
          </table:table-cell>
          <table:table-cell office:value-type="float" office:value="644" calcext:value-type="float">
            <text:p>644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rns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urnss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urri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urro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99" calcext:value-type="float">
            <text:p>99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sby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uske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utch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uters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ystr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bele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52" calcext:value-type="float">
            <text:p>152</text:p>
          </table:table-cell>
          <table:table-cell office:value-type="float" office:value="604" calcext:value-type="float">
            <text:p>604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ldw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mace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mpa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mpbb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mp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nd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nno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pil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rbo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rbobe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rdej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rdejo02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rew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44" calcext:value-type="float">
            <text:p>144</text:p>
          </table:table-cell>
          <table:table-cell office:value-type="float" office:value="540" calcext:value-type="float">
            <text:p>540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rlt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rte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54" calcext:value-type="float">
            <text:p>154</text:p>
          </table:table-cell>
          <table:table-cell office:value-type="float" office:value="549" calcext:value-type="float">
            <text:p>549</text:p>
          </table:table-cell>
          <table:table-cell office:value-type="float" office:value="76" calcext:value-type="float">
            <text:p>76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sh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30" calcext:value-type="float">
            <text:p>130</text:p>
          </table:table-cell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sti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st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50" calcext:value-type="float">
            <text:p>150</text:p>
          </table:table-cell>
          <table:table-cell office:value-type="float" office:value="546" calcext:value-type="float">
            <text:p>546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sti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str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56" calcext:value-type="float">
            <text:p>5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udi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edenc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37" calcext:value-type="float">
            <text:p>137</text:p>
          </table:table-cell>
          <table:table-cell office:value-type="float" office:value="499" calcext:value-type="float">
            <text:p>499</text:p>
          </table:table-cell>
          <table:table-cell office:value-type="float" office:value="71" calcext:value-type="float">
            <text:p>71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eron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47" calcext:value-type="float">
            <text:p>147</text:p>
          </table:table-cell>
          <table:table-cell office:value-type="float" office:value="519" calcext:value-type="float">
            <text:p>519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ey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57" calcext:value-type="float">
            <text:p>157</text:p>
          </table:table-cell>
          <table:table-cell office:value-type="float" office:value="551" calcext:value-type="float">
            <text:p>551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lk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amb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58" calcext:value-type="float">
            <text:p>158</text:p>
          </table:table-cell>
          <table:table-cell office:value-type="float" office:value="602" calcext:value-type="float">
            <text:p>602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hambc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apph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arb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453" calcext:value-type="float">
            <text:p>453</text:p>
          </table:table-cell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ris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hris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lanc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larkbo04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78" calcext:value-type="float">
            <text:p>78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lark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27" calcext:value-type="float">
            <text:p>127</text:p>
          </table:table-cell>
          <table:table-cell office:value-type="float" office:value="437" calcext:value-type="float">
            <text:p>437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ay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ear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58" calcext:value-type="float">
            <text:p>5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leve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libu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llid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44" calcext:value-type="float">
            <text:p>144</text:p>
          </table:table-cell>
          <table:table-cell office:value-type="float" office:value="551" calcext:value-type="float">
            <text:p>551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lli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mbe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mer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nc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56" calcext:value-type="float">
            <text:p>156</text:p>
          </table:table-cell>
          <table:table-cell office:value-type="float" office:value="622" calcext:value-type="float">
            <text:p>622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nceo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ntrn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opec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53" calcext:value-type="float">
            <text:p>153</text:p>
          </table:table-cell>
          <table:table-cell office:value-type="float" office:value="622" calcext:value-type="float">
            <text:p>622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ope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rbe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rco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rey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rrev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osey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wen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wenal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08" calcext:value-type="float">
            <text:p>108</text:p>
          </table:table-cell>
          <table:table-cell office:value-type="float" office:value="403" calcext:value-type="float">
            <text:p>403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ox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x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05" calcext:value-type="float">
            <text:p>105</text:p>
          </table:table-cell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xte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raig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rawf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roma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float" office:value="597" calcext:value-type="float">
            <text:p>597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rowl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ruzh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ruz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60" calcext:value-type="float">
            <text:p>160</text:p>
          </table:table-cell>
          <table:table-cell office:value-type="float" office:value="612" calcext:value-type="float">
            <text:p>612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ruz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ruzt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ruzto02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ruzv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ubba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03" calcext:value-type="float">
            <text:p>103</text:p>
          </table:table-cell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urt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acqu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acqujo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dade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arw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auer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52" calcext:value-type="float">
            <text:p>152</text:p>
          </table:table-cell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avalv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avisb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91" calcext:value-type="float">
            <text:p>91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avisd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06" calcext:value-type="float">
            <text:p>106</text:p>
          </table:table-cell>
          <table:table-cell office:value-type="float" office:value="365" calcext:value-type="float">
            <text:p>36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davis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avis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viso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avis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awsoa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51" calcext:value-type="float">
            <text:p>151</text:p>
          </table:table-cell>
          <table:table-cell office:value-type="float" office:value="577" calcext:value-type="float">
            <text:p>577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cin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45" calcext:value-type="float">
            <text:p>145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ejesiv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57" calcext:value-type="float">
            <text:p>157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mps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362" calcext:value-type="float">
            <text:p>36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enny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dent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41" calcext:value-type="float">
            <text:p>141</text:p>
          </table:table-cell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erni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es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th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evina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iaz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lla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ilon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32" calcext:value-type="float">
            <text:p>132</text:p>
          </table:table-cell>
          <table:table-cell office:value-type="float" office:value="528" calcext:value-type="float">
            <text:p>528</text:p>
          </table:table-cell>
          <table:table-cell office:value-type="float" office:value="82" calcext:value-type="float">
            <text:p>82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noh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rse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otso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owni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yle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ragod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ress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ries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54" calcext:value-type="float">
            <text:p>154</text:p>
          </table:table-cell>
          <table:table-cell office:value-type="float" office:value="524" calcext:value-type="float">
            <text:p>524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uesh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durha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wyer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93" calcext:value-type="float">
            <text:p>93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ybzi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14" calcext:value-type="float">
            <text:p>114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yerd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asl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32" calcext:value-type="float">
            <text:p>132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astw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cker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dler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dwar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dwar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iche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llio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llis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rick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spinn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ssia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87" calcext:value-type="float">
            <text:p>87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evansb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evans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54" calcext:value-type="float">
            <text:p>154</text:p>
          </table:table-cell>
          <table:table-cell office:value-type="float" office:value="556" calcext:value-type="float">
            <text:p>556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vansdw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48" calcext:value-type="float">
            <text:p>148</text:p>
          </table:table-cell>
          <table:table-cell office:value-type="float" office:value="463" calcext:value-type="float">
            <text:p>463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aedo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ahey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alco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arme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elto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ergu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erri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dry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igue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igueed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gu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inge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isch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iskc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478" calcext:value-type="float">
            <text:p>478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lana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lann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linn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lynn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28" calcext:value-type="float">
            <text:p>128</text:p>
          </table:table-cell>
          <table:table-cell office:value-type="float" office:value="443" calcext:value-type="float">
            <text:p>443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oley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68" calcext:value-type="float">
            <text:p>68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oli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ooteb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ord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65" calcext:value-type="float">
            <text:p>65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rdd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orsc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rsc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rst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oste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44" calcext:value-type="float">
            <text:p>144</text:p>
          </table:table-cell>
          <table:table-cell office:value-type="float" office:value="528" calcext:value-type="float">
            <text:p>528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razi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rias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16" calcext:value-type="float">
            <text:p>116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riaspe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rost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rymaw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ulgh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al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amblos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antn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32" calcext:value-type="float">
            <text:p>132</text:p>
          </table:table-cell>
          <table:table-cell office:value-type="float" office:value="415" calcext:value-type="float">
            <text:p>415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arbe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arc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40" calcext:value-type="float">
            <text:p>140</text:p>
          </table:table-cell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arcik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11" calcext:value-type="float">
            <text:p>111</text:p>
          </table:table-cell>
          <table:table-cell office:value-type="float" office:value="311" calcext:value-type="float">
            <text:p>31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arla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rnep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51" calcext:value-type="float">
            <text:p>151</text:p>
          </table:table-cell>
          <table:table-cell office:value-type="float" office:value="548" calcext:value-type="float">
            <text:p>548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arr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arv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63" calcext:value-type="float">
            <text:p>163</text:p>
          </table:table-cell>
          <table:table-cell office:value-type="float" office:value="658" calcext:value-type="float">
            <text:p>658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arvi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edma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eronc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ibsok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51" calcext:value-type="float">
            <text:p>51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leat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lynn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oltz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omez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21" calcext:value-type="float">
            <text:p>121</text:p>
          </table:table-cell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onz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onzaju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onzao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oodw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ossa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ah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86" calcext:value-type="float">
            <text:p>86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ay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ich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50" calcext:value-type="float">
            <text:p>150</text:p>
          </table:table-cell>
          <table:table-cell office:value-type="float" office:value="498" calcext:value-type="float">
            <text:p>498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iff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55" calcext:value-type="float">
            <text:p>155</text:p>
          </table:table-cell>
          <table:table-cell office:value-type="float" office:value="653" calcext:value-type="float">
            <text:p>653</text:p>
          </table:table-cell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iff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46" calcext:value-type="float">
            <text:p>146</text:p>
          </table:table-cell>
          <table:table-cell office:value-type="float" office:value="544" calcext:value-type="float">
            <text:p>544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iff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ifft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ims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imsro02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oss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oss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13" calcext:value-type="float">
            <text:p>113</text:p>
          </table:table-cell>
          <table:table-cell office:value-type="float" office:value="366" calcext:value-type="float">
            <text:p>366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ubb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10" calcext:value-type="float">
            <text:p>110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uerr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16" calcext:value-type="float">
            <text:p>116</text:p>
          </table:table-cell>
          <table:table-cell office:value-type="float" office:value="381" calcext:value-type="float">
            <text:p>381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uerr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uidr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ulde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ulli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ura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asm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alic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haliced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ami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hanco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annap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arge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argr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60" calcext:value-type="float">
            <text:p>160</text:p>
          </table:table-cell>
          <table:table-cell office:value-type="float" office:value="589" calcext:value-type="float">
            <text:p>589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arlo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09" calcext:value-type="float">
            <text:p>109</text:p>
          </table:table-cell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arpe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arra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60" calcext:value-type="float">
            <text:p>160</text:p>
          </table:table-cell>
          <table:table-cell office:value-type="float" office:value="561" calcext:value-type="float">
            <text:p>56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arre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arrijo04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rriv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art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artz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asse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assla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asslan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41" calcext:value-type="float">
            <text:p>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atch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ausm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ayes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azewd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eath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eav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60" calcext:value-type="float">
            <text:p>6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ebn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04" calcext:value-type="float">
            <text:p>104</text:p>
          </table:table-cell>
          <table:table-cell office:value-type="float" office:value="341" calcext:value-type="float">
            <text:p>341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eep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ende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end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58" calcext:value-type="float">
            <text:p>158</text:p>
          </table:table-cell>
          <table:table-cell office:value-type="float" office:value="591" calcext:value-type="float">
            <text:p>59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end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43" calcext:value-type="float">
            <text:p>143</text:p>
          </table:table-cell>
          <table:table-cell office:value-type="float" office:value="513" calcext:value-type="float">
            <text:p>513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endr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50" calcext:value-type="float">
            <text:p>150</text:p>
          </table:table-cell>
          <table:table-cell office:value-type="float" office:value="572" calcext:value-type="float">
            <text:p>572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erna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59" calcext:value-type="float">
            <text:p>159</text:p>
          </table:table-cell>
          <table:table-cell office:value-type="float" office:value="595" calcext:value-type="float">
            <text:p>595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erna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ernd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39" calcext:value-type="float">
            <text:p>139</text:p>
          </table:table-cell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err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76" calcext:value-type="float">
            <text:p>76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ill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ill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illm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isle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obso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93" calcext:value-type="float">
            <text:p>93</text:p>
          </table:table-cell>
          <table:table-cell office:value-type="float" office:value="324" calcext:value-type="float">
            <text:p>32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odge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odgs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hoffmg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14" calcext:value-type="float">
            <text:p>114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offmg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olds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olla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olma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holt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honey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od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hooto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rn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24" calcext:value-type="float">
            <text:p>124</text:p>
          </table:table-cell>
          <table:table-cell office:value-type="float" office:value="463" calcext:value-type="float">
            <text:p>463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horto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97" calcext:value-type="float">
            <text:p>97</text:p>
          </table:table-cell>
          <table:table-cell office:value-type="float" office:value="335" calcext:value-type="float">
            <text:p>335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ough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oughch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ousep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howea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howel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howel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42" calcext:value-type="float">
            <text:p>142</text:p>
          </table:table-cell>
          <table:table-cell office:value-type="float" office:value="528" calcext:value-type="float">
            <text:p>528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how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hoyt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hrabo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hubbag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17" calcext:value-type="float">
            <text:p>117</text:p>
          </table:table-cell>
          <table:table-cell office:value-type="float" office:value="431" calcext:value-type="float">
            <text:p>43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ume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hurdlc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30" calcext:value-type="float">
            <text:p>130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hurst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utto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org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iorg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saleo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vi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79" calcext:value-type="float">
            <text:p>79</text:p>
          </table:table-cell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acks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acks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acks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43" calcext:value-type="float">
            <text:p>143</text:p>
          </table:table-cell>
          <table:table-cell office:value-type="float" office:value="514" calcext:value-type="float">
            <text:p>514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jacks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acksro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jeff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effeje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jenkif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johnsc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johnscl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ohns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ohns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09" calcext:value-type="float">
            <text:p>109</text:p>
          </table:table-cell>
          <table:table-cell office:value-type="float" office:value="251" calcext:value-type="float">
            <text:p>25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johnsjo04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johnsl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47" calcext:value-type="float">
            <text:p>147</text:p>
          </table:table-cell>
          <table:table-cell office:value-type="float" office:value="541" calcext:value-type="float">
            <text:p>541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johnsra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john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ones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jonesly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jones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ones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ones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83" calcext:value-type="float">
            <text:p>83</text:p>
          </table:table-cell>
          <table:table-cell office:value-type="float" office:value="328" calcext:value-type="float">
            <text:p>328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org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19" calcext:value-type="float">
            <text:p>119</text:p>
          </table:table-cell>
          <table:table-cell office:value-type="float" office:value="321" calcext:value-type="float">
            <text:p>321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joshuv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kaat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kaatji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aine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eeto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elle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elly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kellyp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emp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35" calcext:value-type="float">
            <text:p>135</text:p>
          </table:table-cell>
          <table:table-cell office:value-type="float" office:value="508" calcext:value-type="float">
            <text:p>508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enda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kenne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04" calcext:value-type="float">
            <text:p>104</text:p>
          </table:table-cell>
          <table:table-cell office:value-type="float" office:value="337" calcext:value-type="float">
            <text:p>33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kennete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84" calcext:value-type="float">
            <text:p>84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keougm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rn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kerr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kimm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kingm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ingm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kinne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kinnu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ison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lutt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napp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knepp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nice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knigh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float" office:value="618" calcext:value-type="float">
            <text:p>618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know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obel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oosm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rave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enc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ruko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ubskg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kucek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uiped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kuntz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acey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acoc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acor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acos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acy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09" calcext:value-type="float">
            <text:p>109</text:p>
          </table:table-cell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agro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amp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ande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49" calcext:value-type="float">
            <text:p>149</text:p>
          </table:table-cell>
          <table:table-cell office:value-type="float" office:value="393" calcext:value-type="float">
            <text:p>393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andr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29" calcext:value-type="float">
            <text:p>129</text:p>
          </table:table-cell>
          <table:table-cell office:value-type="float" office:value="484" calcext:value-type="float">
            <text:p>484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andr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angf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ansfc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51" calcext:value-type="float">
            <text:p>151</text:p>
          </table:table-cell>
          <table:table-cell office:value-type="float" office:value="602" calcext:value-type="float">
            <text:p>602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apo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laroc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53" calcext:value-type="float">
            <text:p>5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arso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avel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law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28" calcext:value-type="float">
            <text:p>128</text:p>
          </table:table-cell>
          <table:table-cell office:value-type="float" office:value="388" calcext:value-type="float">
            <text:p>388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lawv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ea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al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leebi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ee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efeb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eflo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39" calcext:value-type="float">
            <text:p>139</text:p>
          </table:table-cell>
          <table:table-cell office:value-type="float" office:value="521" calcext:value-type="float">
            <text:p>521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eibr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eman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emand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emas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35" calcext:value-type="float">
            <text:p>135</text:p>
          </table:table-cell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emon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47" calcext:value-type="float">
            <text:p>147</text:p>
          </table:table-cell>
          <table:table-cell office:value-type="float" office:value="514" calcext:value-type="float">
            <text:p>514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enti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entiji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67" calcext:value-type="float">
            <text:p>67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eona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eona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erch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lewal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ezcac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ezcas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12" calcext:value-type="float">
            <text:p>112</text:p>
          </table:table-cell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litte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ittl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ittl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ittl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ockwsk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lolla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lopes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553" calcext:value-type="float">
            <text:p>553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lopeza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ouck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ovig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owen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ucas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um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uzin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06" calcext:value-type="float">
            <text:p>106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ylesp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ylesp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ynch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ynn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10" calcext:value-type="float">
            <text:p>110</text:p>
          </table:table-cell>
          <table:table-cell office:value-type="float" office:value="415" calcext:value-type="float">
            <text:p>41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ysan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acha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acha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acka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08" calcext:value-type="float">
            <text:p>108</text:p>
          </table:table-cell>
          <table:table-cell office:value-type="float" office:value="319" calcext:value-type="float">
            <text:p>319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cko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acwh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addoe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30" calcext:value-type="float">
            <text:p>130</text:p>
          </table:table-cell>
          <table:table-cell office:value-type="float" office:value="411" calcext:value-type="float">
            <text:p>41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addo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43" calcext:value-type="float">
            <text:p>143</text:p>
          </table:table-cell>
          <table:table-cell office:value-type="float" office:value="549" calcext:value-type="float">
            <text:p>549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dlo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37" calcext:value-type="float">
            <text:p>137</text:p>
          </table:table-cell>
          <table:table-cell office:value-type="float" office:value="494" calcext:value-type="float">
            <text:p>494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ahl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mahl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ankop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nni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40" calcext:value-type="float">
            <text:p>140</text:p>
          </table:table-cell>
          <table:table-cell office:value-type="float" office:value="471" calcext:value-type="float">
            <text:p>47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nu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arsh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rtial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arti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arti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6" calcext:value-type="float">
            <text:p>2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arti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494" calcext:value-type="float">
            <text:p>494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artijo05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arti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artis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rti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54" calcext:value-type="float">
            <text:p>5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artz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atl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atth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55" calcext:value-type="float">
            <text:p>155</text:p>
          </table:table-cell>
          <table:table-cell office:value-type="float" office:value="571" calcext:value-type="float">
            <text:p>571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tul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ayb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49" calcext:value-type="float">
            <text:p>149</text:p>
          </table:table-cell>
          <table:table-cell office:value-type="float" office:value="501" calcext:value-type="float">
            <text:p>501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ay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ay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11" calcext:value-type="float">
            <text:p>111</text:p>
          </table:table-cell>
          <table:table-cell office:value-type="float" office:value="358" calcext:value-type="float">
            <text:p>358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y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41" calcext:value-type="float">
            <text:p>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zzi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52" calcext:value-type="float">
            <text:p>152</text:p>
          </table:table-cell>
          <table:table-cell office:value-type="float" office:value="578" calcext:value-type="float">
            <text:p>578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mcbrib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37" calcext:value-type="float">
            <text:p>137</text:p>
          </table:table-cell>
          <table:table-cell office:value-type="float" office:value="554" calcext:value-type="float">
            <text:p>554</text:p>
          </table:table-cell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ccar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ccat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cclu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52" calcext:value-type="float">
            <text:p>5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ccor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ccov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mcgloly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cgrat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cgre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ckay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23" calcext:value-type="float">
            <text:p>123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clauby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clau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craeh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24" calcext:value-type="float">
            <text:p>124</text:p>
          </table:table-cell>
          <table:table-cell office:value-type="float" office:value="489" calcext:value-type="float">
            <text:p>489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cwil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dic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mejias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endo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14" calcext:value-type="float">
            <text:p>114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etzg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eyer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46" calcext:value-type="float">
            <text:p>146</text:p>
          </table:table-cell>
          <table:table-cell office:value-type="float" office:value="531" calcext:value-type="float">
            <text:p>531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ilbo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06" calcext:value-type="float">
            <text:p>106</text:p>
          </table:table-cell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illedy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illeed04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mill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29" calcext:value-type="float">
            <text:p>129</text:p>
          </table:table-cell>
          <table:table-cell office:value-type="float" office:value="412" calcext:value-type="float">
            <text:p>412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ills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ilne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iln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14" calcext:value-type="float">
            <text:p>114</text:p>
          </table:table-cell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inetc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nos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into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rab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itchbo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itch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offi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olin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olit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11" calcext:value-type="float">
            <text:p>111</text:p>
          </table:table-cell>
          <table:table-cell office:value-type="float" office:value="450" calcext:value-type="float">
            <text:p>450</text:p>
          </table:table-cell>
          <table:table-cell office:value-type="float" office:value="81" calcext:value-type="float">
            <text:p>81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onda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96" calcext:value-type="float">
            <text:p>96</text:p>
          </table:table-cell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oney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86" calcext:value-type="float">
            <text:p>86</text:p>
          </table:table-cell>
          <table:table-cell office:value-type="float" office:value="289" calcext:value-type="float">
            <text:p>28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onges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ont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nta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28" calcext:value-type="float">
            <text:p>128</text:p>
          </table:table-cell>
          <table:table-cell office:value-type="float" office:value="481" calcext:value-type="float">
            <text:p>481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ontawi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ont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ooreb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1" calcext:value-type="float">
            <text:p>3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oorech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11" calcext:value-type="float">
            <text:p>111</text:p>
          </table:table-cell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oore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oore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oraa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ral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oral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orel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oren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morenom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float" office:value="676" calcext:value-type="float">
            <text:p>676</text:p>
          </table:table-cell>
          <table:table-cell office:value-type="float" office:value="87" calcext:value-type="float">
            <text:p>87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morgaj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461" calcext:value-type="float">
            <text:p>461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orrij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4" calcext:value-type="float">
            <text:p>4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orri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62" calcext:value-type="float">
            <text:p>162</text:p>
          </table:table-cell>
          <table:table-cell office:value-type="float" office:value="604" calcext:value-type="float">
            <text:p>604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osebl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14" calcext:value-type="float">
            <text:p>114</text:p>
          </table:table-cell>
          <table:table-cell office:value-type="float" office:value="389" calcext:value-type="float">
            <text:p>389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oska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ota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ulli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ulli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umph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60" calcext:value-type="float">
            <text:p>160</text:p>
          </table:table-cell>
          <table:table-cell office:value-type="float" office:value="564" calcext:value-type="float">
            <text:p>564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unni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ura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urc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urphda05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56" calcext:value-type="float">
            <text:p>156</text:p>
          </table:table-cell>
          <table:table-cell office:value-type="float" office:value="569" calcext:value-type="float">
            <text:p>569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urphdw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59" calcext:value-type="float">
            <text:p>159</text:p>
          </table:table-cell>
          <table:table-cell office:value-type="float" office:value="573" calcext:value-type="float">
            <text:p>573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urr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urraed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58" calcext:value-type="float">
            <text:p>158</text:p>
          </table:table-cell>
          <table:table-cell office:value-type="float" office:value="621" calcext:value-type="float">
            <text:p>621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urra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53" calcext:value-type="float">
            <text:p>53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nahor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59" calcext:value-type="float">
            <text:p>59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arro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astup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ettl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89" calcext:value-type="float">
            <text:p>89</text:p>
          </table:table-cell>
          <table:table-cell office:value-type="float" office:value="324" calcext:value-type="float">
            <text:p>32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ewma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27" calcext:value-type="float">
            <text:p>127</text:p>
          </table:table-cell>
          <table:table-cell office:value-type="float" office:value="438" calcext:value-type="float">
            <text:p>438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icho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icos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iekr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iekrp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iema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lan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olanjo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53" calcext:value-type="float">
            <text:p>53</text:p>
          </table:table-cell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nolesd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rdhw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23" calcext:value-type="float">
            <text:p>123</text:p>
          </table:table-cell>
          <table:table-cell office:value-type="float" office:value="415" calcext:value-type="float">
            <text:p>4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rma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rma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orman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orri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norri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rth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28" calcext:value-type="float">
            <text:p>128</text:p>
          </table:table-cell>
          <table:table-cell office:value-type="float" office:value="415" calcext:value-type="float">
            <text:p>415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rwo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oates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oberk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16" calcext:value-type="float">
            <text:p>116</text:p>
          </table:table-cell>
          <table:table-cell office:value-type="float" office:value="422" calcext:value-type="float">
            <text:p>422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oberr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oeste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ffic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16" calcext:value-type="float">
            <text:p>116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gliv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jeda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live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63" calcext:value-type="float">
            <text:p>163</text:p>
          </table:table-cell>
          <table:table-cell office:value-type="float" office:value="656" calcext:value-type="float">
            <text:p>656</text:p>
          </table:table-cell>
          <table:table-cell office:value-type="float" office:value="96" calcext:value-type="float">
            <text:p>96</text:p>
          </table:table-cell>
          <table:table-cell office:value-type="float" office:value="209" calcext:value-type="float">
            <text:p>20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lmst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ontiv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ort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29" calcext:value-type="float">
            <text:p>129</text:p>
          </table:table-cell>
          <table:table-cell office:value-type="float" office:value="481" calcext:value-type="float">
            <text:p>481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otisam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07" calcext:value-type="float">
            <text:p>107</text:p>
          </table:table-cell>
          <table:table-cell office:value-type="float" office:value="394" calcext:value-type="float">
            <text:p>394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ott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otten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owchi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acel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acio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26" calcext:value-type="float">
            <text:p>126</text:p>
          </table:table-cell>
          <table:table-cell office:value-type="float" office:value="418" calcext:value-type="float">
            <text:p>418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agem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alm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alme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api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apist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rk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39" calcext:value-type="float">
            <text:p>139</text:p>
          </table:table-cell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parri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26" calcext:value-type="float">
            <text:p>126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arril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44" calcext:value-type="float">
            <text:p>144</text:p>
          </table:table-cell>
          <table:table-cell office:value-type="float" office:value="553" calcext:value-type="float">
            <text:p>55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parro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asto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ate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atek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86" calcext:value-type="float">
            <text:p>86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atti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axto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ena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erco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erez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erez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51" calcext:value-type="float">
            <text:p>151</text:p>
          </table:table-cell>
          <table:table-cell office:value-type="float" office:value="585" calcext:value-type="float">
            <text:p>585</text:p>
          </table:table-cell>
          <table:table-cell office:value-type="float" office:value="73" calcext:value-type="float">
            <text:p>73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erki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erry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erryg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eter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33" calcext:value-type="float">
            <text:p>133</text:p>
          </table:table-cell>
          <table:table-cell office:value-type="float" office:value="477" calcext:value-type="float">
            <text:p>477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etry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ett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help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hill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icci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iniel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16" calcext:value-type="float">
            <text:p>116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ladsg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ocor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off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orted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18" calcext:value-type="float">
            <text:p>118</text:p>
          </table:table-cell>
          <table:table-cell office:value-type="float" office:value="418" calcext:value-type="float">
            <text:p>418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owelh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7" calcext:value-type="float">
            <text:p>137</text:p>
          </table:table-cell>
          <table:table-cell office:value-type="float" office:value="485" calcext:value-type="float">
            <text:p>485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ricej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roly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ruit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ruitro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pryorg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22" calcext:value-type="float">
            <text:p>122</text:p>
          </table:table-cell>
          <table:table-cell office:value-type="float" office:value="338" calcext:value-type="float">
            <text:p>338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puhl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535" calcext:value-type="float">
            <text:p>535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ujol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78" calcext:value-type="float">
            <text:p>7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utna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47" calcext:value-type="float">
            <text:p>147</text:p>
          </table:table-cell>
          <table:table-cell office:value-type="float" office:value="410" calcext:value-type="float">
            <text:p>410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quirk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62" calcext:value-type="float">
            <text:p>62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quise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ader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raine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aine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ajs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amir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amirr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amos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amos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ams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anda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randl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30" calcext:value-type="float">
            <text:p>130</text:p>
          </table:table-cell>
          <table:table-cell office:value-type="float" office:value="489" calcext:value-type="float">
            <text:p>489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ando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38" calcext:value-type="float">
            <text:p>138</text:p>
          </table:table-cell>
          <table:table-cell office:value-type="float" office:value="513" calcext:value-type="float">
            <text:p>513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asmue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atz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awles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59" calcext:value-type="float">
            <text:p>5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ayfof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reard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redfe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reed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eitz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51" calcext:value-type="float">
            <text:p>151</text:p>
          </table:table-cell>
          <table:table-cell office:value-type="float" office:value="523" calcext:value-type="float">
            <text:p>523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remme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remy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63" calcext:value-type="float">
            <text:p>63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enko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ettem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reusc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reuss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ever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106" calcext:value-type="float">
            <text:p>106</text:p>
          </table:table-cell>
          <table:table-cell office:value-type="float" office:value="376" calcext:value-type="float">
            <text:p>376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eynoc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37" calcext:value-type="float">
            <text:p>137</text:p>
          </table:table-cell>
          <table:table-cell office:value-type="float" office:value="381" calcext:value-type="float">
            <text:p>38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rhod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ice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24" calcext:value-type="float">
            <text:p>124</text:p>
          </table:table-cell>
          <table:table-cell office:value-type="float" office:value="504" calcext:value-type="float">
            <text:p>504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richa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58" calcext:value-type="float">
            <text:p>158</text:p>
          </table:table-cell>
          <table:table-cell office:value-type="float" office:value="642" calcext:value-type="float">
            <text:p>642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ichaj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richa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iley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incoa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iple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iver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iver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47" calcext:value-type="float">
            <text:p>147</text:p>
          </table:table-cell>
          <table:table-cell office:value-type="float" office:value="630" calcext:value-type="float">
            <text:p>630</text:p>
          </table:table-cell>
          <table:table-cell office:value-type="float" office:value="96" calcext:value-type="float">
            <text:p>96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obbi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oberb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roberda05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roberda05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7" calcext:value-type="float">
            <text:p>3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oberda06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19" calcext:value-type="float">
            <text:p>119</text:p>
          </table:table-cell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obinb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robinbr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robin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obin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dria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rodriau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oeni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18" calcext:value-type="float">
            <text:p>118</text:p>
          </table:table-cell>
          <table:table-cell office:value-type="float" office:value="297" calcext:value-type="float">
            <text:p>297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ger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romer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omoen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rooke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osad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ose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ose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float" office:value="655" calcext:value-type="float">
            <text:p>655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rowla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oyst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123" calcext:value-type="float">
            <text:p>123</text:p>
          </table:table-cell>
          <table:table-cell office:value-type="float" office:value="392" calcext:value-type="float">
            <text:p>392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rozem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2" calcext:value-type="float">
            <text:p>4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rud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04" calcext:value-type="float">
            <text:p>104</text:p>
          </table:table-cell>
          <table:table-cell office:value-type="float" office:value="372" calcext:value-type="float">
            <text:p>372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uhlev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uizch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usse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uthvd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yann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adek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akat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alaz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amb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ampl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ande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angu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armi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auci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carbr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chat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chmi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50" calcext:value-type="float">
            <text:p>150</text:p>
          </table:table-cell>
          <table:table-cell office:value-type="float" office:value="548" calcext:value-type="float">
            <text:p>548</text:p>
          </table:table-cell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chro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chu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cios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cottmi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cott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54" calcext:value-type="float">
            <text:p>154</text:p>
          </table:table-cell>
          <table:table-cell office:value-type="float" office:value="567" calcext:value-type="float">
            <text:p>567</text:p>
          </table:table-cell>
          <table:table-cell office:value-type="float" office:value="84" calcext:value-type="float">
            <text:p>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cott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43" calcext:value-type="float">
            <text:p>143</text:p>
          </table:table-cell>
          <table:table-cell office:value-type="float" office:value="415" calcext:value-type="float">
            <text:p>415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curr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eamak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eave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eilh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herr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hirl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immo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45" calcext:value-type="float">
            <text:p>145</text:p>
          </table:table-cell>
          <table:table-cell office:value-type="float" office:value="495" calcext:value-type="float">
            <text:p>495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imps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29" calcext:value-type="float">
            <text:p>129</text:p>
          </table:table-cell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ingl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156" calcext:value-type="float">
            <text:p>156</text:p>
          </table:table-cell>
          <table:table-cell office:value-type="float" office:value="583" calcext:value-type="float">
            <text:p>583</text:p>
          </table:table-cell>
          <table:table-cell office:value-type="float" office:value="85" calcext:value-type="float">
            <text:p>85</text:p>
          </table:table-cell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izem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kagg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kaggd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lato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mall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3" calcext:value-type="float">
            <text:p>133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mithda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mith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mithle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mithl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mithoz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58" calcext:value-type="float">
            <text:p>158</text:p>
          </table:table-cell>
          <table:table-cell office:value-type="float" office:value="609" calcext:value-type="float">
            <text:p>609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mithre06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92" calcext:value-type="float">
            <text:p>92</text:p>
          </table:table-cell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odere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ofi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417" calcext:value-type="float">
            <text:p>417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olom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oren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osae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oto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ouza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peie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28" calcext:value-type="float">
            <text:p>128</text:p>
          </table:table-cell>
          <table:table-cell office:value-type="float" office:value="388" calcext:value-type="float">
            <text:p>38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penc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pike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NL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pil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pilmh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plit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prow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quir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abl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anh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anl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52" calcext:value-type="float">
            <text:p>5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anl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ant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51" calcext:value-type="float">
            <text:p>5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apl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06" calcext:value-type="float">
            <text:p>106</text:p>
          </table:table-cell>
          <table:table-cell office:value-type="float" office:value="449" calcext:value-type="float">
            <text:p>449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arg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aub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09" calcext:value-type="float">
            <text:p>109</text:p>
          </table:table-cell>
          <table:table-cell office:value-type="float" office:value="340" calcext:value-type="float">
            <text:p>34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ear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egm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einb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emb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enn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20" calcext:value-type="float">
            <text:p>120</text:p>
          </table:table-cell>
          <table:table-cell office:value-type="float" office:value="397" calcext:value-type="float">
            <text:p>397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ewas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ieb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imac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ins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odd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on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AL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ai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77" calcext:value-type="float">
            <text:p>77</text:p>
          </table:table-cell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ularg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umme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20" calcext:value-type="float">
            <text:p>120</text:p>
          </table:table-cell>
          <table:table-cell office:value-type="float" office:value="347" calcext:value-type="float">
            <text:p>347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undb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51" calcext:value-type="float">
            <text:p>151</text:p>
          </table:table-cell>
          <table:table-cell office:value-type="float" office:value="505" calcext:value-type="float">
            <text:p>505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utcl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uthel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utteb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utto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wanc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wish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ykes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tamar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anan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taver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562" calcext:value-type="float">
            <text:p>562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tekulk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L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tellm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empl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118" calcext:value-type="float">
            <text:p>118</text:p>
          </table:table-cell>
          <table:table-cell office:value-type="float" office:value="504" calcext:value-type="float">
            <text:p>504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enac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33" calcext:value-type="float">
            <text:p>133</text:p>
          </table:table-cell>
          <table:table-cell office:value-type="float" office:value="316" calcext:value-type="float">
            <text:p>31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err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homa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17" calcext:value-type="float">
            <text:p>117</text:p>
          </table:table-cell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homa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thomag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62" calcext:value-type="float">
            <text:p>162</text:p>
          </table:table-cell>
          <table:table-cell office:value-type="float" office:value="628" calcext:value-type="float">
            <text:p>628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thomar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thomp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hompja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thompsc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02" calcext:value-type="float">
            <text:p>102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hond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80" calcext:value-type="float">
            <text:p>80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tiantl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tidrod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tobik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toddj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toml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torre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orrer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racy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tramm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46" calcext:value-type="float">
            <text:p>146</text:p>
          </table:table-cell>
          <table:table-cell office:value-type="float" office:value="560" calcext:value-type="float">
            <text:p>560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traveb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trevi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rill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41" calcext:value-type="float">
            <text:p>141</text:p>
          </table:table-cell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rout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udor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urn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twitt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tyson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23" calcext:value-type="float">
            <text:p>123</text:p>
          </table:table-cell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ujdur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under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under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unser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upshaw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urre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vail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NL</text:p>
          </table:table-cell>
          <table:table-cell office:value-type="float" office:value="114" calcext:value-type="float">
            <text:p>114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valdej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valene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86" calcext:value-type="float">
            <text:p>86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valenf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vega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velezo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04" calcext:value-type="float">
            <text:p>104</text:p>
          </table:table-cell>
          <table:table-cell office:value-type="float" office:value="357" calcext:value-type="float">
            <text:p>357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venab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erho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44" calcext:value-type="float">
            <text:p>4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veryzt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09" calcext:value-type="float">
            <text:p>109</text:p>
          </table:table-cell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vesel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virgioz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vuckop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vukov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vukov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wagnem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waits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walk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walkech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wallat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wallety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N</text:p>
          </table:table-cell>
          <table:table-cell office:value-type="string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walli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walto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waltor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ward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washic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washicl01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79" calcext:value-type="float">
            <text:p>79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ashiu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53" calcext:value-type="float">
            <text:p>153</text:p>
          </table:table-cell>
          <table:table-cell office:value-type="float" office:value="549" calcext:value-type="float">
            <text:p>54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watha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26" calcext:value-type="float">
            <text:p>126</text:p>
          </table:table-cell>
          <table:table-cell office:value-type="float" office:value="453" calcext:value-type="float">
            <text:p>453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watso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130" calcext:value-type="float">
            <text:p>130</text:p>
          </table:table-cell>
          <table:table-cell office:value-type="float" office:value="469" calcext:value-type="float">
            <text:p>469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weave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9" calcext:value-type="float">
            <text:p>1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weiss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welchb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werned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NL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erthd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wheel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hital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45" calcext:value-type="float">
            <text:p>145</text:p>
          </table:table-cell>
          <table:table-cell office:value-type="float" office:value="477" calcext:value-type="float">
            <text:p>477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whitef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54" calcext:value-type="float">
            <text:p>154</text:p>
          </table:table-cell>
          <table:table-cell office:value-type="float" office:value="560" calcext:value-type="float">
            <text:p>560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whitej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L</text:p>
          </table:table-cell>
          <table:table-cell office:value-type="float" office:value="110" calcext:value-type="float">
            <text:p>110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whitf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118" calcext:value-type="float">
            <text:p>118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whitm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AL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whitsed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whitter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06" calcext:value-type="float">
            <text:p>106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wihtos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AL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wilbot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wilco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wilfo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31" calcext:value-type="float">
            <text:p>131</text:p>
          </table:table-cell>
          <table:table-cell office:value-type="float" office:value="416" calcext:value-type="float">
            <text:p>416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willial03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willim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wills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46" calcext:value-type="float">
            <text:p>146</text:p>
          </table:table-cell>
          <table:table-cell office:value-type="float" office:value="578" calcext:value-type="float">
            <text:p>578</text:p>
          </table:table-cell>
          <table:table-cell office:value-type="float" office:value="102" calcext:value-type="float">
            <text:p>102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wilsom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wilsowi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A</text:p>
          </table:table-cell>
          <table:table-cell office:value-type="string" calcext:value-type="string">
            <text:p>AL</text:p>
          </table:table-cell>
          <table:table-cell office:value-type="float" office:value="161" calcext:value-type="float">
            <text:p>161</text:p>
          </table:table-cell>
          <table:table-cell office:value-type="float" office:value="705" calcext:value-type="float">
            <text:p>705</text:p>
          </table:table-cell>
          <table:table-cell office:value-type="float" office:value="133" calcext:value-type="float">
            <text:p>133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winfid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float" office:value="558" calcext:value-type="float">
            <text:p>558</text:p>
          </table:table-cell>
          <table:table-cell office:value-type="float" office:value="89" calcext:value-type="float">
            <text:p>89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wirth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wise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ockej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AL</text:p>
          </table:table-cell>
          <table:table-cell office:value-type="float" office:value="126" calcext:value-type="float">
            <text:p>126</text:p>
          </table:table-cell>
          <table:table-cell office:value-type="float" office:value="372" calcext:value-type="float">
            <text:p>372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wohlfj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N</text:p>
          </table:table-cell>
          <table:table-cell office:value-type="string" calcext:value-type="string">
            <text:p>NL</text:p>
          </table:table-cell>
          <table:table-cell office:value-type="float" office:value="91" calcext:value-type="float">
            <text:p>91</text:p>
          </table:table-cell>
          <table:table-cell office:value-type="float" office:value="193" calcext:value-type="float">
            <text:p>19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wolfel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woodsal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AL</text:p>
          </table:table-cell>
          <table:table-cell office:value-type="float" office:value="109" calcext:value-type="float">
            <text:p>109</text:p>
          </table:table-cell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oodsg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worth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L</text:p>
          </table:table-cell>
          <table:table-cell office:value-type="float" office:value="41" calcext:value-type="float">
            <text:p>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wynegbu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46" calcext:value-type="float">
            <text:p>146</text:p>
          </table:table-cell>
          <table:table-cell office:value-type="float" office:value="486" calcext:value-type="float">
            <text:p>486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yastrc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AL</text:p>
          </table:table-cell>
          <table:table-cell office:value-type="float" office:value="105" calcext:value-type="float">
            <text:p>105</text:p>
          </table:table-cell>
          <table:table-cell office:value-type="float" office:value="364" calcext:value-type="float">
            <text:p>36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yeagest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NL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yostn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youngjo0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146" calcext:value-type="float">
            <text:p>146</text:p>
          </table:table-cell>
          <table:table-cell office:value-type="float" office:value="514" calcext:value-type="float">
            <text:p>514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yountro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4</text:p>
          </table:table-cell>
          <table:table-cell office:value-type="string" calcext:value-type="string">
            <text:p>AL</text:p>
          </table:table-cell>
          <table:table-cell office:value-type="float" office:value="143" calcext:value-type="float">
            <text:p>143</text:p>
          </table:table-cell>
          <table:table-cell office:value-type="float" office:value="611" calcext:value-type="float">
            <text:p>611</text:p>
          </table:table-cell>
          <table:table-cell office:value-type="float" office:value="121" calcext:value-type="float">
            <text:p>121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zachrpa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N</text:p>
          </table:table-cell>
          <table:table-cell office:value-type="string" calcext:value-type="string">
            <text:p>NL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zahnge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38" calcext:value-type="float">
            <text:p>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ziskri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AL</text:p>
          </table:table-cell>
          <table:table-cell office:value-type="float" office:value="135" calcext:value-type="float">
            <text:p>135</text:p>
          </table:table-cell>
          <table:table-cell office:value-type="float" office:value="448" calcext:value-type="float">
            <text:p>448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Pivot Table_Sheet1_1" table:style-name="ta1">
        <table:table-column table:style-name="co12" table:default-cell-style-name="ce3"/>
        <table:table-column table:style-name="co12" table:default-cell-style-name="ce8"/>
        <table:table-column table:style-name="co12" table:default-cell-style-name="ce1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lgID</text:p>
          </table:table-cell>
          <table:table-cell table:style-name="ce6" office:value-type="string" calcext:value-type="string">
            <text:p>teamID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AL</text:p>
          </table:table-cell>
          <table:table-cell table:style-name="ce7" office:value-type="string" calcext:value-type="string">
            <text:p>BAL</text:p>
          </table:table-cell>
          <table:table-cell table:style-name="ce12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BO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CA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CH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CL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DE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KC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ML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NY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OA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TEX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TOR</text:p>
          </table:table-cell>
          <table:table-cell table:style-name="ce14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string" calcext:value-type="string">
            <text:p>NL</text:p>
          </table:table-cell>
          <table:table-cell table:style-name="ce7" office:value-type="string" calcext:value-type="string">
            <text:p>ATL</text:p>
          </table:table-cell>
          <table:table-cell table:style-name="ce12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CH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CIN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HOU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LAN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NY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PI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SD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SF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SLN</text:p>
          </table:table-cell>
          <table:table-cell table:style-name="ce14"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5" office:value-type="float" office:value="3087" calcext:value-type="float">
            <text:p>3087</text:p>
          </table:table-cell>
        </table:table-row>
      </table:table>
      <table:table table:name="Pivot Table_Sheet1_2" table:style-name="ta1">
        <table:table-column table:style-name="co12" table:default-cell-style-name="ce3"/>
        <table:table-column table:style-name="co12" table:default-cell-style-name="ce1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lgID</text:p>
          </table:table-cell>
          <table:table-cell table:style-name="ce17" office:value-type="string" calcext:value-type="string">
            <text:p>AL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amID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BAL</text:p>
          </table:table-cell>
          <table:table-cell table:style-name="ce1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C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L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table:style-name="ce14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15" office:value-type="float" office:value="1844" calcext:value-type="float">
            <text:p>184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C30" table:buttons="'Pivot Table_Sheet1_1'.A1 'Pivot Table_Sheet1_1'.A3 'Pivot Table_Sheet1_1'.B3">
          <table:source-cell-range table:cell-range-address="Sheet1.B1:Sheet1.W951"/>
          <table:data-pilot-field table:source-field-name="lgID" table:orientation="row" table:used-hierarchy="0" table:function="auto">
            <table:data-pilot-level table:show-empty="false">
              <table:data-pilot-members>
                <table:data-pilot-member table:name="AL" table:display="true" table:show-details="true"/>
                <table:data-pilot-member table:name="N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amID" table:orientation="row" table:used-hierarchy="0" table:function="auto">
            <table:data-pilot-level table:show-empty="false">
              <table:data-pilot-members>
                <table:data-pilot-member table:name="ATL" table:display="true" table:show-details="true"/>
                <table:data-pilot-member table:name="BAL" table:display="true" table:show-details="true"/>
                <table:data-pilot-member table:name="BOS" table:display="true" table:show-details="true"/>
                <table:data-pilot-member table:name="CAL" table:display="true" table:show-details="true"/>
                <table:data-pilot-member table:name="CHA" table:display="true" table:show-details="true"/>
                <table:data-pilot-member table:name="CHN" table:display="true" table:show-details="true"/>
                <table:data-pilot-member table:name="CIN" table:display="true" table:show-details="true"/>
                <table:data-pilot-member table:name="CLE" table:display="true" table:show-details="true"/>
                <table:data-pilot-member table:name="DET" table:display="true" table:show-details="true"/>
                <table:data-pilot-member table:name="HOU" table:display="true" table:show-details="true"/>
                <table:data-pilot-member table:name="KCA" table:display="true" table:show-details="true"/>
                <table:data-pilot-member table:name="LAN" table:display="true" table:show-details="true"/>
                <table:data-pilot-member table:name="MIN" table:display="true" table:show-details="true"/>
                <table:data-pilot-member table:name="ML4" table:display="true" table:show-details="true"/>
                <table:data-pilot-member table:name="MON" table:display="true" table:show-details="true"/>
                <table:data-pilot-member table:name="NYA" table:display="true" table:show-details="true"/>
                <table:data-pilot-member table:name="NYN" table:display="true" table:show-details="true"/>
                <table:data-pilot-member table:name="OAK" table:display="true" table:show-details="true"/>
                <table:data-pilot-member table:name="PHI" table:display="true" table:show-details="true"/>
                <table:data-pilot-member table:name="PIT" table:display="true" table:show-details="true"/>
                <table:data-pilot-member table:name="SDN" table:display="true" table:show-details="true"/>
                <table:data-pilot-member table:name="SEA" table:display="true" table:show-details="true"/>
                <table:data-pilot-member table:name="SFN" table:display="true" table:show-details="true"/>
                <table:data-pilot-member table:name="SLN" table:display="true" table:show-details="true"/>
                <table:data-pilot-member table:name="TEX" table:display="true" table:show-details="true"/>
                <table:data-pilot-member table:name="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H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B19" table:buttons="'Pivot Table_Sheet1_2'.A1 'Pivot Table_Sheet1_2'.A2 'Pivot Table_Sheet1_2'.A4">
          <table:source-cell-range table:cell-range-address="Sheet1.B1:Sheet1.W951"/>
          <table:data-pilot-field table:source-field-name="lgID" table:orientation="page" table:used-hierarchy="0" table:function="auto">
            <table:data-pilot-level table:show-empty="false">
              <table:data-pilot-members>
                <table:data-pilot-member table:name="AL" table:display="true" table:show-details="true"/>
                <table:data-pilot-member table:name="N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amID" table:orientation="row" table:used-hierarchy="0" table:function="auto">
            <table:data-pilot-level table:show-empty="false">
              <table:data-pilot-members>
                <table:data-pilot-member table:name="ATL" table:display="true" table:show-details="true"/>
                <table:data-pilot-member table:name="BAL" table:display="true" table:show-details="true"/>
                <table:data-pilot-member table:name="BOS" table:display="true" table:show-details="true"/>
                <table:data-pilot-member table:name="CAL" table:display="true" table:show-details="true"/>
                <table:data-pilot-member table:name="CHA" table:display="true" table:show-details="true"/>
                <table:data-pilot-member table:name="CHN" table:display="true" table:show-details="true"/>
                <table:data-pilot-member table:name="CIN" table:display="true" table:show-details="true"/>
                <table:data-pilot-member table:name="CLE" table:display="true" table:show-details="true"/>
                <table:data-pilot-member table:name="DET" table:display="true" table:show-details="true"/>
                <table:data-pilot-member table:name="HOU" table:display="true" table:show-details="true"/>
                <table:data-pilot-member table:name="KCA" table:display="true" table:show-details="true"/>
                <table:data-pilot-member table:name="LAN" table:display="true" table:show-details="true"/>
                <table:data-pilot-member table:name="MIN" table:display="true" table:show-details="true"/>
                <table:data-pilot-member table:name="ML4" table:display="true" table:show-details="true"/>
                <table:data-pilot-member table:name="MON" table:display="true" table:show-details="true"/>
                <table:data-pilot-member table:name="NYA" table:display="true" table:show-details="true"/>
                <table:data-pilot-member table:name="NYN" table:display="true" table:show-details="true"/>
                <table:data-pilot-member table:name="OAK" table:display="true" table:show-details="true"/>
                <table:data-pilot-member table:name="PHI" table:display="true" table:show-details="true"/>
                <table:data-pilot-member table:name="PIT" table:display="true" table:show-details="true"/>
                <table:data-pilot-member table:name="SDN" table:display="true" table:show-details="true"/>
                <table:data-pilot-member table:name="SEA" table:display="true" table:show-details="true"/>
                <table:data-pilot-member table:name="SFN" table:display="true" table:show-details="true"/>
                <table:data-pilot-member table:name="SLN" table:display="true" table:show-details="true"/>
                <table:data-pilot-member table:name="TEX" table:display="true" table:show-details="true"/>
                <table:data-pilot-member table:name="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HR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7:07:04.605000000</dc:date>
    <meta:document-statistic meta:table-count="3" meta:cell-count="21965" meta:object-count="0"/>
    <meta:generator>LibreOffice/4.2.3.3$Windows_x86 LibreOffice_project/882f8a0a489bc99a9e60c7905a60226254cb6ff0</meta:generator>
  </office:meta>
</office:document-meta>
</file>